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table:shapes>
          <draw:frame draw:z-index="0" draw:style-name="gr1" draw:text-style-name="P1" svg:width="15.281cm" svg:height="11.712cm" svg:x="4.927cm" svg:y="12.277cm">
            <draw:object draw:notify-on-update-of-ranges="Лист1.D11:Лист1.F11 Лист1.D12:Лист1.F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281cm" svg:height="11.712cm" svg:x="20.9cm" svg:y="12.305cm">
            <draw:object draw:notify-on-update-of-ranges="Лист1.D18:Лист1.E18 Лист1.D19:Лист1.E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xome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o-C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Не найдены</text:p>
          </table:table-cell>
          <table:table-cell office:value-type="string" calcext:value-type="string">
            <text:p>Найдены, не подтверждены</text:p>
          </table:table-cell>
          <table:table-cell office:value-type="string" calcext:value-type="string">
            <text:p>Найдены, подтверждены по Сэнгеру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Не найдены</text:p>
          </table:table-cell>
          <table:table-cell office:value-type="string" calcext:value-type="string">
            <text:p>Найдены</text:p>
          </table:table-cell>
          <table:table-cell office:value-type="string" calcext:value-type="string">
            <text:p>Найдены, подтверждены по Сэнгеру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09:24:15.281338047</meta:creation-date>
    <dc:date>2021-02-25T10:20:45.654147697</dc:date>
    <meta:editing-duration>PT36M9S</meta:editing-duration>
    <meta:editing-cycles>1</meta:editing-cycles>
    <meta:document-statistic meta:table-count="1" meta:cell-count="19" meta:object-count="2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series-source="rows" chart:right-angled-axes="true" chart:data-label-number="value-and-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-and-percentage" chart:data-label-text="false" chart:data-label-symbol="false" chart:label-position="center">
        <chart:label-separator>
          <text:p>; </text:p>
        </chart:label-separator>
      </style:chart-properties>
      <style:graphic-properties draw:stroke="none" draw:fill-color="#004586" dr3d:edge-rounding="5%"/>
      <style:text-properties fo:color="#ffffff" fo:font-size="18pt" fo:font-weight="bold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82cm" svg:height="11.713cm" xlink:href=".." xlink:type="simple" chart:class="chart:circle" chart:style-name="ch1">
        <chart:title svg:x="6.929cm" svg:y="0.37cm" chart:style-name="ch2">
          <text:p>Exo-C</text:p>
        </chart:title>
        <chart:legend chart:legend-position="bottom" svg:x="1.868cm" svg:y="10.6cm" style:legend-expansion="wide" chart:style-name="ch3"/>
        <chart:plot-area chart:style-name="ch4" table:cell-range-address="Лист1.D11:Лист1.F12" chart:data-source-has-labels="row" svg:x="0.305cm" svg:y="1.393cm" svg:width="14.672cm" svg:height="8.78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18cm" svg:y="1.393cm" svg:width="14.646cm" svg:height="8.789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Лист1.D11:Лист1.F1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Лист1.D12:Лист1.F12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Не найдены</text:p>
                <draw:g>
                  <svg:desc>Лист1.D11:Лист1.F11</svg:desc>
                </draw:g>
              </table:table-cell>
              <table:table-cell office:value-type="string">
                <text:p>Найдены, не подтверждены</text:p>
              </table:table-cell>
              <table:table-cell office:value-type="string">
                <text:p>Найдены, подтверждены по Сэнгеру</text:p>
              </table:table-cell>
            </table:table-row>
          </table:table-header-rows>
          <table:table-rows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Лист1.D12:Лист1.F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series-source="rows" chart:right-angled-axes="true" chart:data-label-number="value-and-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-and-percentage" chart:data-label-text="false" chart:data-label-symbol="false" chart:label-position="center">
        <chart:label-separator>
          <text:p>; </text:p>
        </chart:label-separator>
      </style:chart-properties>
      <style:graphic-properties draw:stroke="none" draw:fill-color="#004586" dr3d:edge-rounding="5%"/>
      <style:text-properties fo:color="#ffffff" fo:font-size="18pt" fo:font-weight="bold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82cm" svg:height="11.713cm" xlink:href=".." xlink:type="simple" chart:class="chart:circle" chart:style-name="ch1">
        <chart:title svg:x="7.05cm" svg:y="0.37cm" chart:style-name="ch2">
          <text:p>WES</text:p>
        </chart:title>
        <chart:legend chart:legend-position="bottom" svg:x="5.411cm" svg:y="11.106cm" style:legend-expansion="wide" chart:style-name="ch3"/>
        <chart:plot-area chart:style-name="ch4" table:cell-range-address="Лист1.D18:Лист1.E19" chart:data-source-has-labels="row" svg:x="0.305cm" svg:y="1.393cm" svg:width="14.672cm" svg:height="9.29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05cm" svg:y="1.639cm" svg:width="14.672cm" svg:height="8.803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text">
            <chart:categories table:cell-range-address="Лист1.D18:Лист1.E18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Лист1.D19:Лист1.E19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Не найдены</text:p>
                <draw:g>
                  <svg:desc>Лист1.D18:Лист1.E18</svg:desc>
                </draw:g>
              </table:table-cell>
              <table:table-cell office:value-type="string">
                <text:p>Найдены</text:p>
              </table:table-cell>
            </table:table-row>
          </table:table-header-rows>
          <table:table-rows>
            <table:table-row>
              <table:table-cell office:value-type="string">
                <text:p>Строка 19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Лист1.D19:Лист1.E19</svg:desc>
                </draw:g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